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4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wall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office:value-type="float" office:value="562278.307516973" calcext:value-type="float">
            <text:p>562,278.31</text:p>
          </table:table-cell>
          <table:table-cell office:value-type="float" office:value="55.88" calcext:value-type="float">
            <text:p>55.88</text:p>
          </table:table-cell>
          <table:table-cell table:formula="of:=[.C1]/1000/[.D1]" office:value-type="float" office:value="10.0622460185571" calcext:value-type="float">
            <text:p>10.06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office:value-type="float" office:value="1211113.4345814" calcext:value-type="float">
            <text:p>1,211,113.43</text:p>
          </table:table-cell>
          <table:table-cell office:value-type="float" office:value="55.88" calcext:value-type="float">
            <text:p>55.88</text:p>
          </table:table-cell>
          <table:table-cell table:formula="of:=[.C2]/1000/[.D2]" office:value-type="float" office:value="21.6734687648783" calcext:value-type="float">
            <text:p>21.67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office:value-type="float" office:value="-845031.222787449" calcext:value-type="float">
            <text:p>-845,031.22</text:p>
          </table:table-cell>
          <table:table-cell office:value-type="float" office:value="55.88" calcext:value-type="float">
            <text:p>55.88</text:p>
          </table:table-cell>
          <table:table-cell table:formula="of:=[.C3]/1000/[.D3]" office:value-type="float" office:value="-15.1222480813788" calcext:value-type="float">
            <text:p>-15.12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office:value-type="float" office:value="-74308.8803702338" calcext:value-type="float">
            <text:p>-74,308.88</text:p>
          </table:table-cell>
          <table:table-cell office:value-type="float" office:value="55.88" calcext:value-type="float">
            <text:p>55.88</text:p>
          </table:table-cell>
          <table:table-cell table:formula="of:=[.C4]/1000/[.D4]" office:value-type="float" office:value="-1.32979385057684" calcext:value-type="float">
            <text:p>-1.33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office:value-type="float" office:value="1762410.23721101" calcext:value-type="float">
            <text:p>1,762,410.24</text:p>
          </table:table-cell>
          <table:table-cell office:value-type="float" office:value="55.88" calcext:value-type="float">
            <text:p>55.88</text:p>
          </table:table-cell>
          <table:table-cell table:formula="of:=[.C5]/1000/[.D5]" office:value-type="float" office:value="31.5391953688441" calcext:value-type="float">
            <text:p>31.5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449192.369331347" calcext:value-type="float">
            <text:p>449,192.3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7]/1000/[.D7]" office:value-type="float" office:value="16.0770354091391" calcext:value-type="float">
            <text:p>16.08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794491.530547397" calcext:value-type="float">
            <text:p>794,491.53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8]/1000/[.D8]" office:value-type="float" office:value="28.4356310145811" calcext:value-type="float">
            <text:p>28.44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277907.865219054" calcext:value-type="float">
            <text:p>277,907.8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9]/1000/[.D9]" office:value-type="float" office:value="9.94659503289384" calcext:value-type="float">
            <text:p>9.9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12749.9295228484" calcext:value-type="float">
            <text:p>-12,749.93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10]/1000/[.D10]" office:value-type="float" office:value="-0.456332481132727" calcext:value-type="float">
            <text:p>-0.46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1149863.26833824" calcext:value-type="float">
            <text:p>1,149,863.27</text:p>
          </table:table-cell>
          <table:table-cell office:value-type="float" office:value="55.88" calcext:value-type="float">
            <text:p>55.88</text:p>
          </table:table-cell>
          <table:table-cell table:style-name="ce3" table:formula="of:=2*[.C11]/1000/[.D11]" office:value-type="float" office:value="41.1547340135376" calcext:value-type="float">
            <text:p>41.1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office:value-type="float" office:value="587347.869952698" calcext:value-type="float">
            <text:p>587,347.87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3]/1000/[.D13]" office:value-type="float" office:value="11.9608168035006" calcext:value-type="float">
            <text:p>11.96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office:value-type="float" office:value="1166074.77578667" calcext:value-type="float">
            <text:p>1,166,074.7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4]/1000/[.D14]" office:value-type="float" office:value="23.7460753428638" calcext:value-type="float">
            <text:p>23.75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office:value-type="float" office:value="-3545.87775344499" calcext:value-type="float">
            <text:p>-3,545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5]/1000/[.D15]" office:value-type="float" office:value="-0.0722086456531786" calcext:value-type="float">
            <text:p>-0.07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office:value-type="float" office:value="636673.688136165" calcext:value-type="float">
            <text:p>636,673.69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6]/1000/[.D16]" office:value-type="float" office:value="12.9652932052329" calcext:value-type="float">
            <text:p>12.97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office:value-type="float" office:value="1515750.40335215" calcext:value-type="float">
            <text:p>1,515,750.4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7]/1000/[.D17]" office:value-type="float" office:value="30.866908389039" calcext:value-type="float">
            <text:p>30.8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nowL</text:p>
          </table:table-cell>
          <table:table-cell office:value-type="float" office:value="737578.425460025" calcext:value-type="float">
            <text:p>737,578.43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9]/1000/[.D19]" office:value-type="float" office:value="15.0201284050834" calcext:value-type="float">
            <text:p>15.02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veL</text:p>
          </table:table-cell>
          <table:table-cell office:value-type="float" office:value="1333226.24439601" calcext:value-type="float">
            <text:p>1,333,226.24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0]/1000/[.D20]" office:value-type="float" office:value="27.1499662850977" calcext:value-type="float">
            <text:p>27.15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NS</text:p>
          </table:table-cell>
          <table:table-cell office:value-type="float" office:value="-9722.88410605027" calcext:value-type="float">
            <text:p>-9,722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1]/1000/[.D21]" office:value-type="float" office:value="-0.197997884292149" calcext:value-type="float">
            <text:p>-0.20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WE</text:p>
          </table:table-cell>
          <table:table-cell office:value-type="float" office:value="-648437.504750219" calcext:value-type="float">
            <text:p>-648,437.5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2]/1000/[.D22]" office:value-type="float" office:value="-13.2048528642166" calcext:value-type="float">
            <text:p>-13.20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L</text:p>
          </table:table-cell>
          <table:table-cell office:value-type="float" office:value="1463742.25823617" calcext:value-type="float">
            <text:p>1,463,742.26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3]/1000/[.D23]" office:value-type="float" office:value="29.8078087858138" calcext:value-type="float">
            <text:p>29.81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rizontal_reactions" table:style-name="ta1">
        <table:table-column table:style-name="co4" table:number-columns-repeated="3" table:default-cell-style-name="Default"/>
        <table:table-column table:style-name="co4" table:number-columns-repeated="2" table:default-cell-style-name="ce1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fy=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p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yd=</text:p>
          </table:table-cell>
          <table:table-cell table:formula="of:=ROUND([.B1]/1.15;0)" office:value-type="float" office:value="359" calcext:value-type="float">
            <text:p>359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Load combination: 1.2*D+W+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Rh (kN)</text:p>
          </table:table-cell>
          <table:table-cell/>
          <table:table-cell office:value-type="string" calcext:value-type="string">
            <text:p>Rh (kN/m)</text:p>
          </table:table-cell>
          <table:table-cell/>
          <table:table-cell table:style-name="ce1" office:value-type="string" calcext:value-type="string">
            <text:p>Rh (kN/m)</text:p>
          </table:table-cell>
          <table:table-cell/>
          <table:table-cell office:value-type="string" calcext:value-type="string">
            <text:p>As (cm2/m)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office:value-type="float" office:value="-1006.41914635684" calcext:value-type="float">
            <text:p>-1006.41914635684</text:p>
          </table:table-cell>
          <table:table-cell office:value-type="float" office:value="55.88" calcext:value-type="float">
            <text:p>55.88</text:p>
          </table:table-cell>
          <table:table-cell table:formula="of:=[.C8]/1000/[.D8]" office:value-type="float" office:value="-0.0180103641080321" calcext:value-type="float">
            <text:p>-0.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office:value-type="float" office:value="-3178.37896286642" calcext:value-type="float">
            <text:p>-3178.37896286642</text:p>
          </table:table-cell>
          <table:table-cell office:value-type="float" office:value="55.88" calcext:value-type="float">
            <text:p>55.88</text:p>
          </table:table-cell>
          <table:table-cell table:formula="of:=[.C9]/1000/[.D9]" office:value-type="float" office:value="-0.0568786500155049" calcext:value-type="float">
            <text:p>-0.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office:value-type="float" office:value="-217047.155200329" calcext:value-type="float">
            <text:p>-217047.155200329</text:p>
          </table:table-cell>
          <table:table-cell office:value-type="float" office:value="55.88" calcext:value-type="float">
            <text:p>55.88</text:p>
          </table:table-cell>
          <table:table-cell table:formula="of:=[.C10]/1000/[.D10]" office:value-type="float" office:value="-3.88416526843824" calcext:value-type="float">
            <text:p>-3.88</text:p>
          </table:table-cell>
          <table:table-cell/>
          <table:table-cell table:formula="of:=1.2*ABS([.E12])+ABS([.E10])+ABS([.E9])" office:value-type="float" office:value="4.03624978698807" calcext:value-type="float">
            <text:p>4.03624978698807</text:p>
          </table:table-cell>
          <table:table-cell/>
          <table:table-cell table:formula="of:=[.G10]*1000/([.$B$2]*1000000)*10000" office:value-type="float" office:value="0.112430356183512" calcext:value-type="float">
            <text:p>0.112430356183512</text:p>
          </table:table-cell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office:value-type="float" office:value="2848.79290006983" calcext:value-type="float">
            <text:p>2848.79290006983</text:p>
          </table:table-cell>
          <table:table-cell office:value-type="float" office:value="55.88" calcext:value-type="float">
            <text:p>55.88</text:p>
          </table:table-cell>
          <table:table-cell table:formula="of:=[.C11]/1000/[.D11]" office:value-type="float" office:value="0.0509805458137049" calcext:value-type="float">
            <text:p>0.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office:value-type="float" office:value="-4433.41994474867" calcext:value-type="float">
            <text:p>-4433.41994474867</text:p>
          </table:table-cell>
          <table:table-cell office:value-type="float" office:value="55.88" calcext:value-type="float">
            <text:p>55.88</text:p>
          </table:table-cell>
          <table:table-cell table:formula="of:=[.C12]/1000/[.D12]" office:value-type="float" office:value="-0.0793382237786089" calcext:value-type="float">
            <text:p>-0.0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380.305895776978" calcext:value-type="float">
            <text:p>380.305895776978</text:p>
          </table:table-cell>
          <table:table-cell office:value-type="float" office:value="55.88" calcext:value-type="float">
            <text:p>55.88</text:p>
          </table:table-cell>
          <table:table-cell table:formula="of:=[.C14]/1000/[.D14]" office:value-type="float" office:value="0.00680576048276625" calcext:value-type="float">
            <text:p>0.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2075.20401620256" calcext:value-type="float">
            <text:p>2075.20401620256</text:p>
          </table:table-cell>
          <table:table-cell office:value-type="float" office:value="55.88" calcext:value-type="float">
            <text:p>55.88</text:p>
          </table:table-cell>
          <table:table-cell table:formula="of:=[.C15]/1000/[.D15]" office:value-type="float" office:value="0.0371367934180844" calcext:value-type="float">
            <text:p>0.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-322181.218246315" calcext:value-type="float">
            <text:p>-322181.218246315</text:p>
          </table:table-cell>
          <table:table-cell office:value-type="float" office:value="55.88" calcext:value-type="float">
            <text:p>55.88</text:p>
          </table:table-cell>
          <table:table-cell table:formula="of:=[.C16]/1000/[.D16]" office:value-type="float" office:value="-5.76559087770786" calcext:value-type="float">
            <text:p>-5.77</text:p>
          </table:table-cell>
          <table:table-cell/>
          <table:table-cell table:formula="of:=1.2*ABS([.E18])+ABS([.E16])+ABS([.E15])" office:value-type="float" office:value="5.81453204248152" calcext:value-type="float">
            <text:p>5.81453204248152</text:p>
          </table:table-cell>
          <table:table-cell/>
          <table:table-cell table:formula="of:=[.G16]*1000/([.$B$2]*1000000)*10000" office:value-type="float" office:value="0.161964680849067" calcext:value-type="float">
            <text:p>0.161964680849067</text:p>
          </table:table-cell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458.210563764067" calcext:value-type="float">
            <text:p>-458.210563764067</text:p>
          </table:table-cell>
          <table:table-cell office:value-type="float" office:value="55.88" calcext:value-type="float">
            <text:p>55.88</text:p>
          </table:table-cell>
          <table:table-cell table:formula="of:=[.C17]/1000/[.D17]" office:value-type="float" office:value="-0.0081999027158924" calcext:value-type="float">
            <text:p>-0.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549.690226124597" calcext:value-type="float">
            <text:p>549.690226124597</text:p>
          </table:table-cell>
          <table:table-cell office:value-type="float" office:value="55.88" calcext:value-type="float">
            <text:p>55.88</text:p>
          </table:table-cell>
          <table:table-cell table:formula="of:=[.C18]/1000/[.D18]" office:value-type="float" office:value="0.00983697612964561" calcext:value-type="float">
            <text:p>0.0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office:value-type="float" office:value="-8056.24976714436" calcext:value-type="float">
            <text:p>-8056.24976714436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0]/1000/[.D20]" office:value-type="float" office:value="-0.164058358798199" calcext:value-type="float">
            <text:p>-0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office:value-type="float" office:value="-25990.393371659" calcext:value-type="float">
            <text:p>-25990.393371659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1]/1000/[.D21]" office:value-type="float" office:value="-0.529271237153485" calcext:value-type="float">
            <text:p>-0.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office:value-type="float" office:value="-4373.10106130095" calcext:value-type="float">
            <text:p>-4373.10106130095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2]/1000/[.D22]" office:value-type="float" office:value="-0.089054312330488" calcext:value-type="float">
            <text:p>-0.09</text:p>
          </table:table-cell>
          <table:table-cell/>
          <table:table-cell table:formula="of:=1.2*ABS([.E24])+ABS([.E23])+ABS([.E21])" office:value-type="float" office:value="6.94570610987747" calcext:value-type="float">
            <text:p>6.94570610987747</text:p>
          </table:table-cell>
          <table:table-cell/>
          <table:table-cell table:formula="of:=[.G22]*1000/([.$B$2]*1000000)*10000" office:value-type="float" office:value="0.19347370779603" calcext:value-type="float">
            <text:p>0.19347370779603</text:p>
          </table:table-cell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office:value-type="float" office:value="-267438.692061414" calcext:value-type="float">
            <text:p>-267438.692061414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3]/1000/[.D23]" office:value-type="float" office:value="-5.44615102149256" calcext:value-type="float">
            <text:p>-5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office:value-type="float" office:value="-39705.632332142" calcext:value-type="float">
            <text:p>-39705.632332142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4]/1000/[.D24]" office:value-type="float" office:value="-0.808569876026188" calcext:value-type="float">
            <text:p>-0.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3:47:10.306708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4:33:29.353317496</dc:date>
    <meta:editing-duration>PT38M15S</meta:editing-duration>
    <meta:editing-cycles>8</meta:editing-cycles>
    <meta:generator>LibreOffice/6.0.7.3$Linux_X86_64 LibreOffice_project/00m0$Build-3</meta:generator>
    <meta:document-statistic meta:table-count="2" meta:cell-count="196" meta:object-count="0"/>
  </office:meta>
</office:document-meta>
</file>